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cheduler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cheduler.registerSynchronizer( final Synchronization syn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cheduler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chedul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cheduler.doExecute( JobInfo j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chedul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cheduler.jobCompleted( String jo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cheduler.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cheduler.MockScheduler( TransactionManager tx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chedul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cheduler.cancelJob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chedul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cheduler.schedulePersistedJob( final Map &lt; String , Object &gt; detail , Date d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Scheduler.setJobProcessor( Job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